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chedule :<text:s/></text:span><text:span text:style-name="T2">No exact date (But should not take too much time span)</text:span></text:p>
      <text:p text:style-name="P1"><text:span text:style-name="T3">Purpose :<text:s/></text:span><text:span text:style-name="T4">Side Project -&gt; For knowledge purposes</text:span></text:p>
      <text:p text:style-name="P1"><text:span text:style-name="T5">Project Name :<text:s/></text:span><text:span text:style-name="T6">KEEP : Employee Time and Request Logger</text:span></text:p>
      <text:p text:style-name="P1"><text:span text:style-name="T7">(AGILE METHODOLOGY)</text:span><text:span text:style-name="T8"/></text:p>
      <text:p text:style-name="P1"><text:span text:style-name="T9">Members:</text:span><text:span text:style-name="T10"/></text:p>
      <text:p text:style-name="P1"><text:span text:style-name="T10"><text:tab/>John Kennedy Bicbic<text:tab/>-<text:tab/>jkbicbic@gmail.com</text:span></text:p>
      <text:p text:style-name="P1"><text:span text:style-name="T10"><text:tab/>Jude Almmer Tan<text:tab/>-<text:tab/>almertan17@gmail.com</text:span></text:p>
      <text:p text:style-name="P1"><text:span text:style-name="T10"><text:tab/>John Louie Sta. Ana <text:tab/>-<text:tab/>staanajohnlouie@gmail.com</text:span></text:p>
      <text:p text:style-name="P1"><text:span text:style-name="T10"><text:tab/>Richard Tatchado Jr.<text:tab/>-<text:tab/>tatchado@gmail.com</text:span></text:p>
      <text:p text:style-name="P1"><text:span text:style-name="T11">Specs :<text:s/></text:span><text:span text:style-name="T12"/></text:p>
      <text:p text:style-name="P1"><text:span text:style-name="T12"><text:tab/></text:span><text:span text:style-name="T13">• Must Have</text:span></text:p>
      <text:p text:style-name="P1"><text:span text:style-name="T13"><text:tab/><text:tab/>1. Time in and Time out</text:span></text:p>
      <text:p text:style-name="P1"><text:span text:style-name="T13"><text:tab/><text:tab/><text:tab/>-&gt; User ID and User Pin</text:span></text:p>
      <text:p text:style-name="P1"><text:span text:style-name="T13"><text:tab/><text:tab/>2. Change Time in and Time out</text:span></text:p>
      <text:p text:style-name="P1"><text:span text:style-name="T13"><text:tab/><text:tab/>3. Leave Requests</text:span></text:p>
      <text:p text:style-name="P1"><text:span text:style-name="T13"/></text:p>
      <text:p text:style-name="P1"><text:span text:style-name="T13"><text:tab/>• Good to Have</text:span></text:p>
      <text:p text:style-name="P1"><text:span text:style-name="T13"><text:tab/><text:tab/>1. Overtime Request</text:span></text:p>
      <text:p text:style-name="P1"><text:span text:style-name="T13"><text:tab/><text:tab/>2. Daily Task Record</text:span></text:p>
      <text:p text:style-name="P1"><text:span text:style-name="T13"><text:tab/><text:tab/>3. Payroll </text:span></text:p>
      <text:p text:style-name="P1"><text:span text:style-name="T13"><text:tab/><text:tab/><text:tab/>-&gt; Database (Firebase)</text:span></text:p>
      <text:p text:style-name="P1"><text:span text:style-name="T13"/></text:p>
      <text:p text:style-name="P1"><text:span text:style-name="T14">Assignments:</text:span><text:span text:style-name="T15"/></text:p>
      <text:p text:style-name="P1"><text:span text:style-name="T15"><text:tab/>1. Front End = John Kennedy </text:span></text:p>
      <text:p text:style-name="P1"><text:span text:style-name="T15"><text:tab/>2. Back End </text:span></text:p>
      <text:p text:style-name="P1"><text:span text:style-name="T15"/></text:p>
      <text:p text:style-name="P1"><text:span text:style-name="T16">Design Phase:<text:s/></text:span><text:span text:style-name="T17"/></text:p>
      <text:p text:style-name="P1"><text:span text:style-name="T17"><text:tab/>1. HLD</text:span><text:span text:style-name="T18"><text:s/>- Target Date : Friday, November 9, 2018</text:span><text:span text:style-name="T19"/></text:p>
      <text:p text:style-name="P1"><text:span text:style-name="T19"><text:tab/>2. LLD</text:span><text:span text:style-name="T20"><text:s/>- Wait for HLD to proceed</text:span><text:span text:style-name="T21"/></text:p>
      <text:p text:style-name="P1"><text:span text:style-name="T21"/></text:p>
      <text:p text:style-name="P1"><text:span text:style-name="T22">IDE :<text:s/></text:span><text:span text:style-name="T23">Visual Studio 2015</text:span></text:p>
      <text:p text:style-name="P1"><text:span text:style-name="T24">Repository:<text:s/></text:span><text:a xlink:href="https://github.com/RJTatchado/KEEP.git"><text:span text:style-name="T25">https://github.com/RJTatchado/KEEP.git</text:span></text:a><text:span text:style-name="T26"/></text:p>
      <text:p text:style-name="P1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